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svg:stroke-width="0.05cm" svg:stroke-color="#00a933" draw:marker-start-width="0.28cm" draw:marker-end-width="0.28cm" draw:fill="none" draw:fill-color="#00a933" loext:fill-use-slide-background="false" draw:textarea-horizontal-align="justify" draw:textarea-vertical-align="middle" draw:auto-grow-height="false" fo:min-height="0cm" fo:min-width="0cm" fo:padding-top="0.15cm" fo:padding-bottom="0.15cm" fo:padding-left="0.275cm" fo:padding-right="0.275cm" fo:wrap-option="wrap" loext:decorative="false"/>
    </style:style>
    <style:style style:name="gr5" style:family="graphic" style:parent-style-name="objectwithoutfill">
      <style:graphic-properties draw:stroke="dash" draw:stroke-dash="Dot" svg:stroke-color="#808080" svg:stroke-linecap="butt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Dot" svg:stroke-color="#00a933" draw:fill="none" draw:textarea-vertical-align="middle" loext:decorative="false"/>
    </style:style>
    <style:style style:name="gr10" style:family="graphic" style:parent-style-name="standard">
      <style:graphic-properties draw:marker-start="Extrémités_20_de_20_flèche_20_4" draw:marker-start-width="0.3cm" draw:textarea-vertical-align="middle" loext:decorative="false"/>
    </style:style>
    <style:style style:name="gr11" style:family="graphic" style:parent-style-name="objectwithoutfill">
      <style:graphic-properties svg:stroke-width="0.02cm" draw:marker-start-width="0.24cm" draw:marker-end-width="0.24cm" draw:fill="none" draw:textarea-vertical-align="middle" fo:padding-top="0.11cm" fo:padding-bottom="0.11cm" fo:padding-left="0.235cm" fo:padding-right="0.235cm" loext:decorative="false"/>
    </style:style>
    <style:style style:name="gr12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625cm" loext:decorative="false"/>
      <style:paragraph-properties style:writing-mode="lr-tb"/>
    </style:style>
    <style:style style:name="gr14" style:family="graphic" style:parent-style-name="standard">
      <style:graphic-properties draw:marker-start="Extrémités_20_de_20_flèche_20_7" draw:marker-start-width="0.3cm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025cm" loext:decorative="false"/>
      <style:paragraph-properties style:writing-mode="lr-tb"/>
    </style:style>
    <style:style style:name="gr16" style:family="graphic" style:parent-style-name="standard">
      <style:graphic-properties svg:stroke-width="0.03cm" svg:stroke-color="#00a933" draw:marker-start-width="0.25cm" draw:marker-end-width="0.25cm" draw:fill="none" loext:fill-use-slide-background="false" draw:textarea-horizontal-align="justify" draw:textarea-vertical-align="middle" draw:auto-grow-height="false" fo:min-height="1.1cm" fo:min-width="0cm" fo:padding-top="0.14cm" fo:padding-bottom="0.14cm" fo:padding-left="0.265cm" fo:padding-right="0.265cm" loext:decorative="false"/>
    </style:style>
    <style:style style:name="gr17" style:family="graphic" style:parent-style-name="standard">
      <style:graphic-properties svg:stroke-width="0.03cm" svg:stroke-color="#00a933" draw:marker-start-width="0.25cm" draw:marker-end-width="0.25cm" draw:fill="none" loext:fill-use-slide-background="false" draw:textarea-horizontal-align="justify" draw:textarea-vertical-align="middle" draw:auto-grow-height="false" fo:min-height="0.517cm" fo:min-width="0cm" fo:padding-top="0.14cm" fo:padding-bottom="0.14cm" fo:padding-left="0.265cm" fo:padding-right="0.265cm" loext:decorative="false"/>
    </style:style>
    <style:style style:name="gr18" style:family="graphic" style:parent-style-name="standard">
      <style:graphic-properties svg:stroke-width="0.03cm" svg:stroke-color="#00a933" draw:marker-start-width="0.25cm" draw:marker-end-width="0.25cm" draw:fill="none" loext:fill-use-slide-background="false" draw:textarea-horizontal-align="justify" draw:textarea-vertical-align="middle" draw:auto-grow-height="false" fo:min-height="0.286cm" fo:min-width="0cm" fo:padding-top="0.14cm" fo:padding-bottom="0.14cm" fo:padding-left="0.265cm" fo:padding-right="0.265cm" loext:decorative="false"/>
    </style:style>
    <style:style style:name="gr19" style:family="graphic" style:parent-style-name="standard">
      <style:graphic-properties svg:stroke-width="0.03cm" svg:stroke-color="#00a933" draw:marker-start-width="0.25cm" draw:marker-end-width="0.25cm" draw:fill="none" loext:fill-use-slide-background="fals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20" style:family="graphic" style:parent-style-name="standard">
      <style:graphic-properties draw:marker-start="Extrémités_20_de_20_flèche_20_8" draw:marker-start-width="0.3cm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22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 draw:fill-color="#00a933"/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style:font-name="Liberation Sans" fo:font-size="9pt" style:font-name-asian="Liberation Sans" style:font-size-asian="9pt" style:font-name-complex="Liberation Sans" style:font-size-complex="9pt"/>
    </style:style>
    <style:style style:name="T2" style:family="text">
      <style:text-properties style:font-name="Liberation Serif" fo:font-size="9pt" style:font-name-asian="Liberation Serif" style:font-size-asian="9pt" style:font-name-complex="Liberation Serif" style:font-size-complex="9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5cm" svg:y1="10.687cm" svg:x2="12.25cm" svg:y2="10.687cm">
          <text:p/>
        </draw:line>
        <draw:line draw:style-name="gr1" draw:text-style-name="P1" draw:layer="layout" svg:x1="6.5cm" svg:y1="10.7cm" svg:x2="6.5cm" svg:y2="5.2cm">
          <text:p/>
        </draw:line>
        <draw:line draw:style-name="gr2" draw:text-style-name="P1" draw:layer="layout" svg:x1="11.5cm" svg:y1="10.7cm" svg:x2="11.5cm" svg:y2="5.9cm">
          <text:p/>
        </draw:line>
        <draw:line draw:style-name="gr2" draw:text-style-name="P1" draw:layer="layout" svg:x1="6.5cm" svg:y1="5.9cm" svg:x2="11.5cm" svg:y2="5.9cm">
          <text:p/>
        </draw:line>
        <draw:custom-shape draw:style-name="gr3" draw:text-style-name="P2" draw:layer="layout" svg:width="0.25cm" svg:height="0.25cm" svg:x="7cm" svg:y="8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8.101cm" svg:y="8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7.602cm" svg:y="9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10.003cm" svg:y="9.5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10.304cm" svg:y="8.10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9.104cm" svg:y="7.20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8.804cm" svg:y="9.20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25cm" svg:height="0.25cm" svg:x="7.45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8.351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7.352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7.853cm" svg:y="7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10.453cm" svg:y="7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10.755cm" svg:y="9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9.655cm" svg:y="6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5cm" svg:y1="8.15cm" svg:x2="11.5cm" svg:y2="8.15cm">
          <text:p/>
        </draw:line>
        <draw:frame draw:style-name="gr6" draw:text-style-name="P4" draw:layer="layout" svg:width="0.75cm" svg:height="0.607cm" svg:x="5.9cm" svg:y="7.85cm">
          <draw:text-box>
            <text:p><text:span text:style-name="T1">α</text:span></text:p>
          </draw:text-box>
        </draw:frame>
        <draw:line draw:style-name="gr5" draw:text-style-name="P1" draw:layer="layout" svg:x1="8.75cm" svg:y1="5.95cm" svg:x2="8.75cm" svg:y2="8.15cm">
          <text:p/>
        </draw:line>
        <draw:line draw:style-name="gr5" draw:text-style-name="P1" draw:layer="layout" svg:x1="9.45cm" svg:y1="5.95cm" svg:x2="9.45cm" svg:y2="8.15cm">
          <text:p/>
        </draw:line>
        <draw:line draw:style-name="gr5" draw:text-style-name="P1" draw:layer="layout" svg:x1="10.65cm" svg:y1="8.15cm" svg:x2="10.65cm" svg:y2="10.65cm">
          <text:p/>
        </draw:line>
        <draw:frame draw:style-name="gr6" draw:text-style-name="P4" draw:layer="layout" svg:width="0.75cm" svg:height="0.607cm" svg:x="8.4cm" svg:y="5.25cm">
          <draw:text-box>
            <text:p><text:span text:style-name="T1">ɣ</text:span></text:p>
          </draw:text-box>
        </draw:frame>
        <draw:frame draw:style-name="gr6" draw:text-style-name="P4" draw:layer="layout" svg:width="0.75cm" svg:height="0.607cm" svg:x="9.15cm" svg:y="5.25cm">
          <draw:text-box>
            <text:p><text:span text:style-name="T1">η</text:span></text:p>
          </draw:text-box>
        </draw:frame>
        <draw:frame draw:style-name="gr6" draw:text-style-name="P4" draw:layer="layout" svg:width="0.75cm" svg:height="0.607cm" svg:x="10.3cm" svg:y="10.64cm">
          <draw:text-box>
            <text:p><text:span text:style-name="T1">β</text:span></text:p>
          </draw:text-box>
        </draw:frame>
        <draw:line draw:style-name="gr2" draw:text-style-name="P1" draw:layer="layout" svg:x1="17.25cm" svg:y1="6.25cm" svg:x2="15.5cm" svg:y2="7.5cm">
          <text:p/>
        </draw:line>
        <draw:line draw:style-name="gr2" draw:text-style-name="P1" draw:layer="layout" svg:x1="17.25cm" svg:y1="6.25cm" svg:x2="19cm" svg:y2="7.5cm">
          <text:p/>
        </draw:line>
        <draw:line draw:style-name="gr2" draw:text-style-name="P1" draw:layer="layout" svg:x1="15.5cm" svg:y1="7.5cm" svg:x2="14.75cm" svg:y2="8.75cm">
          <text:p/>
        </draw:line>
        <draw:line draw:style-name="gr2" draw:text-style-name="P1" draw:layer="layout" svg:x1="15.5cm" svg:y1="7.5cm" svg:x2="16.25cm" svg:y2="8.75cm">
          <text:p/>
        </draw:line>
        <draw:line draw:style-name="gr2" draw:text-style-name="P1" draw:layer="layout" svg:x1="19cm" svg:y1="7.5cm" svg:x2="18.25cm" svg:y2="8.75cm">
          <text:p/>
        </draw:line>
        <draw:line draw:style-name="gr2" draw:text-style-name="P1" draw:layer="layout" svg:x1="19cm" svg:y1="7.5cm" svg:x2="19.75cm" svg:y2="8.75cm">
          <text:p/>
        </draw:line>
        <draw:line draw:style-name="gr2" draw:text-style-name="P1" draw:layer="layout" svg:x1="19.75cm" svg:y1="8.75cm" svg:x2="19.25cm" svg:y2="9.75cm">
          <text:p/>
        </draw:line>
        <draw:line draw:style-name="gr2" draw:text-style-name="P1" draw:layer="layout" svg:x1="19.75cm" svg:y1="8.75cm" svg:x2="20.25cm" svg:y2="9.75cm">
          <text:p/>
        </draw:line>
        <draw:frame draw:style-name="gr6" draw:text-style-name="P4" draw:layer="layout" svg:width="1.25cm" svg:height="0.607cm" svg:x="15.5cm" svg:y="6.25cm">
          <draw:text-box>
            <text:p><text:span text:style-name="T1">y </text:span><text:span text:style-name="T2">≤</text:span><text:span text:style-name="T1"> α</text:span></text:p>
          </draw:text-box>
        </draw:frame>
        <draw:frame draw:style-name="gr6" draw:text-style-name="P4" draw:layer="layout" svg:width="1.25cm" svg:height="0.607cm" svg:x="17.8cm" svg:y="6.251cm">
          <draw:text-box>
            <text:p><text:span text:style-name="T1">y </text:span><text:span text:style-name="T2">&gt;</text:span><text:span text:style-name="T1"> α</text:span></text:p>
          </draw:text-box>
        </draw:frame>
        <draw:frame draw:style-name="gr6" draw:text-style-name="P4" draw:layer="layout" svg:width="1.25cm" svg:height="0.607cm" svg:x="14cm" svg:y="7.751cm">
          <draw:text-box>
            <text:p><text:span text:style-name="T1">x </text:span><text:span text:style-name="T2">≤</text:span><text:span text:style-name="T1"> β</text:span></text:p>
          </draw:text-box>
        </draw:frame>
        <draw:frame draw:style-name="gr6" draw:text-style-name="P4" draw:layer="layout" svg:width="1.25cm" svg:height="0.607cm" svg:x="15.8cm" svg:y="7.752cm">
          <draw:text-box>
            <text:p><text:span text:style-name="T1">x </text:span><text:span text:style-name="T2">&gt;</text:span><text:span text:style-name="T1"> β</text:span></text:p>
          </draw:text-box>
        </draw:frame>
        <draw:frame draw:style-name="gr6" draw:text-style-name="P4" draw:layer="layout" svg:width="1.25cm" svg:height="0.607cm" svg:x="17.6cm" svg:y="7.751cm">
          <draw:text-box>
            <text:p><text:span text:style-name="T1">x </text:span><text:span text:style-name="T2">≤</text:span><text:span text:style-name="T1"> ɣ</text:span></text:p>
          </draw:text-box>
        </draw:frame>
        <draw:frame draw:style-name="gr6" draw:text-style-name="P4" draw:layer="layout" svg:width="1.25cm" svg:height="0.607cm" svg:x="19.4cm" svg:y="7.752cm">
          <draw:text-box>
            <text:p><text:span text:style-name="T1">x </text:span><text:span text:style-name="T2">&gt;</text:span><text:span text:style-name="T1"> ɣ</text:span></text:p>
          </draw:text-box>
        </draw:frame>
        <draw:frame draw:style-name="gr6" draw:text-style-name="P4" draw:layer="layout" svg:width="1.25cm" svg:height="0.607cm" svg:x="18.4cm" svg:y="9cm">
          <draw:text-box>
            <text:p><text:span text:style-name="T1">y </text:span><text:span text:style-name="T2">≤</text:span><text:span text:style-name="T1"> η</text:span></text:p>
          </draw:text-box>
        </draw:frame>
        <draw:frame draw:style-name="gr6" draw:text-style-name="P4" draw:layer="layout" svg:width="1.25cm" svg:height="0.607cm" svg:x="20cm" svg:y="9cm">
          <draw:text-box>
            <text:p><text:span text:style-name="T1">y &lt; η </text:span></text:p>
          </draw:text-box>
        </draw:frame>
        <draw:custom-shape draw:style-name="gr4" draw:text-style-name="P3" draw:layer="layout" svg:width="0.25cm" svg:height="0.25cm" svg:x="16.154cm" svg:y="8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18.155cm" svg:y="8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20.156cm" svg:y="9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4.6cm" svg:y="8.8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19.101cm" svg:y="9.85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line draw:style-name="gr1" draw:text-style-name="P1" draw:layer="layout" svg:x1="6.5cm" svg:y1="10.688cm" svg:x2="12.25cm" svg:y2="10.688cm">
          <text:p/>
        </draw:line>
        <draw:line draw:style-name="gr1" draw:text-style-name="P1" draw:layer="layout" svg:x1="6.5cm" svg:y1="10.701cm" svg:x2="6.5cm" svg:y2="5.75cm">
          <text:p/>
        </draw:line>
        <draw:custom-shape draw:style-name="gr3" draw:text-style-name="P2" draw:layer="layout" svg:width="0.25cm" svg:height="0.25cm" svg:x="7.602cm" svg:y="8.0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7.204cm" svg:y="7.00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8.604cm" svg:y="9.60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8.005cm" svg:y="8.90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9.405cm" svg:y="9.80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10.206cm" svg:y="9.90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11.007cm" svg:y="10.00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25cm" svg:height="0.963cm" svg:x="6.5cm" svg:y="5.5cm">
          <draw:text-box>
            <text:p text:style-name="P5"><text:span text:style-name="T3">Valeur finale de la cible</text:span></text:p>
          </draw:text-box>
        </draw:frame>
        <draw:frame draw:style-name="gr6" draw:text-style-name="P4" draw:layer="layout" svg:width="0.5cm" svg:height="0.607cm" svg:x="12.25cm" svg:y="10cm">
          <draw:text-box>
            <text:p text:style-name="P5"><text:span text:style-name="T3">k</text:span></text:p>
          </draw:text-box>
        </draw:frame>
        <draw:frame draw:style-name="gr8" draw:text-style-name="P6" draw:layer="layout" svg:width="0.75cm" svg:height="0.607cm" svg:x="12.25cm" svg:y="10.35cm">
          <draw:text-box>
            <text:p>k</text:p>
          </draw:text-box>
        </draw:frame>
        <draw:line draw:style-name="gr9" draw:text-style-name="P1" draw:layer="layout" svg:x1="7cm" svg:y1="6.5cm" svg:x2="8.75cm" svg:y2="10cm">
          <text:p/>
        </draw:line>
        <draw:line draw:style-name="gr9" draw:text-style-name="P1" draw:layer="layout" svg:x1="11.5cm" svg:y1="10.25cm" svg:x2="8.25cm" svg:y2="9.75cm">
          <text:p/>
        </draw:line>
        <draw:line draw:style-name="gr10" draw:text-style-name="P7" draw:layer="layout" svg:x1="8.5cm" svg:y1="10cm" svg:x2="7.75cm" svg:y2="11cm">
          <text:p/>
        </draw:line>
        <draw:frame draw:style-name="gr8" draw:text-style-name="P6" draw:layer="layout" svg:width="4cm" svg:height="0.607cm" svg:x="5.75cm" svg:y="11cm">
          <draw:text-box>
            <text:p>changement de pente</text:p>
          </draw:text-box>
        </draw:frame>
        <draw:line draw:style-name="gr11" draw:text-style-name="P1" draw:layer="layout" svg:x1="15.25cm" svg:y1="6.75cm" svg:x2="15.75cm" svg:y2="6.75cm">
          <text:p/>
        </draw:line>
        <draw:line draw:style-name="gr11" draw:text-style-name="P1" draw:layer="layout" svg:x1="15.25cm" svg:y1="7.25cm" svg:x2="15.75cm" svg:y2="7.25cm">
          <text:p/>
        </draw:line>
        <draw:line draw:style-name="gr11" draw:text-style-name="P1" draw:layer="layout" svg:x1="15.75cm" svg:y1="7.25cm" svg:x2="15.75cm" svg:y2="6.75cm">
          <text:p/>
        </draw:line>
        <draw:line draw:style-name="gr11" draw:text-style-name="P1" draw:layer="layout" svg:x1="15.25cm" svg:y1="7.55cm" svg:x2="16.025cm" svg:y2="7.55cm">
          <text:p/>
        </draw:line>
        <draw:line draw:style-name="gr11" draw:text-style-name="P1" draw:layer="layout" svg:x1="15.25cm" svg:y1="8.05cm" svg:x2="16.025cm" svg:y2="8.05cm">
          <text:p/>
        </draw:line>
        <draw:line draw:style-name="gr11" draw:text-style-name="P1" draw:layer="layout" svg:x1="16.025cm" svg:y1="8.05cm" svg:x2="16.025cm" svg:y2="7.55cm">
          <text:p/>
        </draw:line>
        <draw:line draw:style-name="gr11" draw:text-style-name="P1" draw:layer="layout" svg:x1="16.025cm" svg:y1="7.825cm" svg:x2="16.325cm" svg:y2="7.825cm">
          <text:p/>
        </draw:line>
        <draw:line draw:style-name="gr11" draw:text-style-name="P1" draw:layer="layout" svg:x1="15.75cm" svg:y1="7cm" svg:x2="16.325cm" svg:y2="7cm">
          <text:p/>
        </draw:line>
        <draw:line draw:style-name="gr11" draw:text-style-name="P1" draw:layer="layout" svg:x1="16.325cm" svg:y1="7.825cm" svg:x2="16.325cm" svg:y2="7cm">
          <text:p/>
        </draw:line>
        <draw:line draw:style-name="gr11" draw:text-style-name="P1" draw:layer="layout" svg:x1="15.25cm" svg:y1="8.35cm" svg:x2="16.85cm" svg:y2="8.35cm">
          <text:p/>
        </draw:line>
        <draw:line draw:style-name="gr11" draw:text-style-name="P1" draw:layer="layout" svg:x1="16.325cm" svg:y1="7.425cm" svg:x2="16.85cm" svg:y2="7.425cm">
          <text:p/>
        </draw:line>
        <draw:line draw:style-name="gr11" draw:text-style-name="P1" draw:layer="layout" svg:x1="16.85cm" svg:y1="8.35cm" svg:x2="16.85cm" svg:y2="7.425cm">
          <text:p/>
        </draw:line>
        <draw:line draw:style-name="gr11" draw:text-style-name="P1" draw:layer="layout" svg:x1="15.275cm" svg:y1="8.7cm" svg:x2="16.05cm" svg:y2="8.7cm">
          <text:p/>
        </draw:line>
        <draw:line draw:style-name="gr11" draw:text-style-name="P1" draw:layer="layout" svg:x1="15.275cm" svg:y1="9.2cm" svg:x2="16.05cm" svg:y2="9.2cm">
          <text:p/>
        </draw:line>
        <draw:line draw:style-name="gr11" draw:text-style-name="P1" draw:layer="layout" svg:x1="16.05cm" svg:y1="9.2cm" svg:x2="16.05cm" svg:y2="8.7cm">
          <text:p/>
        </draw:line>
        <draw:line draw:style-name="gr11" draw:text-style-name="P1" draw:layer="layout" svg:x1="16.05cm" svg:y1="8.95cm" svg:x2="16.125cm" svg:y2="8.95cm">
          <text:p/>
        </draw:line>
        <draw:line draw:style-name="gr11" draw:text-style-name="P1" draw:layer="layout" svg:x1="15.275cm" svg:y1="9.45cm" svg:x2="16.125cm" svg:y2="9.45cm">
          <text:p/>
        </draw:line>
        <draw:line draw:style-name="gr11" draw:text-style-name="P1" draw:layer="layout" svg:x1="16.125cm" svg:y1="9.45cm" svg:x2="16.125cm" svg:y2="8.95cm">
          <text:p/>
        </draw:line>
        <draw:line draw:style-name="gr11" draw:text-style-name="P1" draw:layer="layout" svg:x1="16.125cm" svg:y1="9.225cm" svg:x2="19.45cm" svg:y2="9.2cm">
          <text:p/>
        </draw:line>
        <draw:line draw:style-name="gr11" draw:text-style-name="P1" draw:layer="layout" svg:x1="16.85cm" svg:y1="7.9cm" svg:x2="20.125cm" svg:y2="7.875cm">
          <text:p/>
        </draw:line>
        <draw:line draw:style-name="gr11" draw:text-style-name="P1" draw:layer="layout" svg:x1="15.3cm" svg:y1="9.825cm" svg:x2="19.451cm" svg:y2="9.801cm">
          <text:p/>
        </draw:line>
        <draw:line draw:style-name="gr11" draw:text-style-name="P1" draw:layer="layout" svg:x1="19.45cm" svg:y1="9.8cm" svg:x2="19.45cm" svg:y2="9.2cm">
          <text:p/>
        </draw:line>
        <draw:line draw:style-name="gr11" draw:text-style-name="P1" draw:layer="layout" svg:x1="15.3cm" svg:y1="10.325cm" svg:x2="15.8cm" svg:y2="10.325cm">
          <text:p/>
        </draw:line>
        <draw:line draw:style-name="gr11" draw:text-style-name="P1" draw:layer="layout" svg:x1="15.3cm" svg:y1="10.825cm" svg:x2="15.8cm" svg:y2="10.825cm">
          <text:p/>
        </draw:line>
        <draw:line draw:style-name="gr11" draw:text-style-name="P1" draw:layer="layout" svg:x1="15.8cm" svg:y1="10.825cm" svg:x2="15.8cm" svg:y2="10.325cm">
          <text:p/>
        </draw:line>
        <draw:line draw:style-name="gr11" draw:text-style-name="P1" draw:layer="layout" svg:x1="15.8cm" svg:y1="10.6cm" svg:x2="19.675cm" svg:y2="10.575cm">
          <text:p/>
        </draw:line>
        <draw:line draw:style-name="gr11" draw:text-style-name="P1" draw:layer="layout" svg:x1="15.275cm" svg:y1="6.425cm" svg:x2="20.126cm" svg:y2="6.376cm">
          <text:p/>
        </draw:line>
        <draw:line draw:style-name="gr11" draw:text-style-name="P1" draw:layer="layout" svg:x1="20.125cm" svg:y1="7.875cm" svg:x2="20.125cm" svg:y2="6.375cm">
          <text:p/>
        </draw:line>
        <draw:line draw:style-name="gr11" draw:text-style-name="P1" draw:layer="layout" svg:x1="19.45cm" svg:y1="9.5cm" svg:x2="19.675cm" svg:y2="9.5cm">
          <text:p/>
        </draw:line>
        <draw:line draw:style-name="gr11" draw:text-style-name="P1" draw:layer="layout" svg:x1="19.675cm" svg:y1="10.575cm" svg:x2="19.675cm" svg:y2="9.5cm">
          <text:p/>
        </draw:line>
        <draw:line draw:style-name="gr11" draw:text-style-name="P1" draw:layer="layout" svg:x1="20.125cm" svg:y1="7.025cm" svg:x2="20.375cm" svg:y2="7.025cm">
          <text:p/>
        </draw:line>
        <draw:line draw:style-name="gr11" draw:text-style-name="P1" draw:layer="layout" svg:x1="19.675cm" svg:y1="10.1cm" svg:x2="20.4cm" svg:y2="10.1cm">
          <text:p/>
        </draw:line>
        <draw:line draw:style-name="gr11" draw:text-style-name="P1" draw:layer="layout" svg:x1="20.4cm" svg:y1="10.1cm" svg:x2="20.375cm" svg:y2="7.025cm">
          <text:p/>
        </draw:line>
        <draw:line draw:style-name="gr11" draw:text-style-name="P1" draw:layer="layout" svg:x1="20.4cm" svg:y1="8.525cm" svg:x2="20.65cm" svg:y2="8.525cm">
          <text:p/>
        </draw:line>
        <draw:line draw:style-name="gr12" draw:text-style-name="P1" draw:layer="layout" svg:x1="15.325cm" svg:y1="11.125cm" svg:x2="21.625cm" svg:y2="11.075cm">
          <text:p/>
        </draw:line>
        <draw:frame draw:style-name="gr13" draw:text-style-name="P6" draw:layer="layout" svg:width="3.45cm" svg:height="0.963cm" svg:x="21.65cm" svg:y="10.687cm">
          <draw:text-box>
            <text:p>distance minimale séparant les classes</text:p>
          </draw:text-box>
        </draw:frame>
        <draw:line draw:style-name="gr9" draw:text-style-name="P1" draw:layer="layout" svg:x1="17.95cm" svg:y1="5.775cm" svg:x2="18.025cm" svg:y2="11.625cm">
          <text:p/>
        </draw:line>
        <draw:line draw:style-name="gr14" draw:text-style-name="P7" draw:layer="layout" svg:x1="18.05cm" svg:y1="5.975cm" svg:x2="19.05cm" svg:y2="5.175cm">
          <text:p/>
        </draw:line>
        <draw:frame draw:style-name="gr15" draw:text-style-name="P6" draw:layer="layout" svg:width="2.675cm" svg:height="0.607cm" svg:x="18.875cm" svg:y="4.85cm">
          <draw:text-box>
            <text:p>plus grand saut</text:p>
          </draw:text-box>
        </draw:frame>
        <draw:custom-shape draw:style-name="gr16" draw:text-style-name="P1" draw:layer="layout" svg:width="0.425cm" svg:height="1.95cm" svg:x="15.025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25cm" svg:height="1.125cm" svg:x="15.075cm" svg:y="8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25cm" svg:height="0.8cm" svg:x="15.1cm" svg:y="10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25cm" svg:height="0.275cm" svg:x="15.1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25cm" svg:height="0.275cm" svg:x="15.02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5.225cm" svg:y1="6.15cm" svg:x2="15.75cm" svg:y2="5.15cm">
          <text:p/>
        </draw:line>
        <draw:frame draw:style-name="gr21" draw:text-style-name="P6" draw:layer="layout" svg:width="2.475cm" svg:height="0.607cm" svg:x="15.675cm" svg:y="4.725cm">
          <draw:text-box>
            <text:p>5 classe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svg:stroke-color="#000000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20:56:02.899368738</meta:creation-date>
    <dc:date>2024-11-24T13:57:49.259877363</dc:date>
    <meta:editing-duration>PT6M54S</meta:editing-duration>
    <meta:editing-cycles>2</meta:editing-cycles>
    <meta:generator>LibreOffice/24.2.6.2$Linux_X86_64 LibreOffice_project/420$Build-2</meta:generator>
    <meta:document-statistic meta:object-count="109"/>
  </office:meta>
</office:document-meta>
</file>